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1.75cm" fo:min-width="4.5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9900" draw:textarea-horizontal-align="justify" draw:textarea-vertical-align="middle" draw:auto-grow-height="false" fo:min-height="1.162cm" fo:min-width="3.028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textarea-horizontal-align="justify" draw:textarea-vertical-align="middle" draw:auto-grow-height="false" fo:min-height="1.75cm" fo:min-width="4.5cm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5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ff9900" draw:textarea-horizontal-align="justify" draw:textarea-vertical-align="middle" draw:auto-grow-height="false" fo:min-height="1.11cm" fo:min-width="2.976cm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-color="#ff99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9" draw:id="id9" draw:layer="layout" svg:width="5cm" svg:height="2cm" svg:x="21.9cm" svg:y="1cm">
          <text:p text:style-name="P1">Mapping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8" draw:id="id8" draw:layer="layout" svg:width="5cm" svg:height="2cm" svg:x="21.9cm" svg:y="4cm">
          <text:p text:style-name="P1">Unsorted BAM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7" draw:id="id7" draw:layer="layout" svg:width="5cm" svg:height="2cm" svg:x="21.901cm" svg:y="7.001cm">
          <text:p text:style-name="P1">Alignment sorting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6" draw:id="id6" draw:layer="layout" svg:width="5cm" svg:height="2cm" svg:x="21.901cm" svg:y="10.001cm">
          <text:p text:style-name="P1">Sorted BAM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5" draw:id="id5" draw:layer="layout" svg:width="5cm" svg:height="2cm" svg:x="29.002cm" svg:y="10.002cm">
          <text:p text:style-name="P1">Pileup calling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4" draw:id="id4" draw:layer="layout" svg:width="5cm" svg:height="2cm" svg:x="36cm" svg:y="10cm">
          <text:p text:style-name="P1">Pileup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3" draw:id="id3" draw:layer="layout" svg:width="5cm" svg:height="2cm" svg:x="36cm" svg:y="7cm">
          <text:p text:style-name="P1">Consensus</text:p>
          <text:p text:style-name="P1">calling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" draw:id="id1" draw:layer="layout" svg:width="5cm" svg:height="2cm" svg:x="36cm" svg:y="4cm">
          <text:p text:style-name="P1">VCF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1" xml:id="id2" draw:id="id2" draw:layer="layout" svg:width="5cm" svg:height="2cm" svg:x="36cm" svg:y="1cm">
          <text:p text:style-name="P1">Update of</text:p>
          <text:p text:style-name="P1">the referenc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5cm" svg:height="2cm" svg:x="43cm" svg:y="1cm">
          <text:p text:style-name="P1">LiftOver</text:p>
          <text:p text:style-name="P1">Chain file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xml:id="id10" draw:id="id10" draw:layer="layout" svg:width="5cm" svg:height="2cm" svg:x="29cm" svg:y="1cm">
          <text:p text:style-name="P1">FASTA</text:p>
          <text:p text:style-name="P1"><text:span text:style-name="T1">Reference sequenc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3" draw:layer="layout" svg:x1="38.5cm" svg:y1="4cm" svg:x2="38.5cm" svg:y2="3cm" draw:start-shape="id1" draw:start-glue-point="4" draw:end-shape="id2" draw:end-glue-point="6" svg:d="M38500 4000v-1000" svg:viewBox="0 0 1 1001">
          <text:p/>
        </draw:connector>
        <draw:connector draw:style-name="gr4" draw:text-style-name="P3" draw:layer="layout" svg:x1="38.5cm" svg:y1="7cm" svg:x2="38.5cm" svg:y2="6cm" draw:start-shape="id3" draw:start-glue-point="4" draw:end-shape="id1" draw:end-glue-point="8" svg:d="M38500 7000v-1000" svg:viewBox="0 0 1 1001">
          <text:p/>
        </draw:connector>
        <draw:connector draw:style-name="gr4" draw:text-style-name="P3" draw:layer="layout" svg:x1="38.5cm" svg:y1="10cm" svg:x2="38.5cm" svg:y2="9cm" draw:start-shape="id4" draw:start-glue-point="4" draw:end-shape="id3" draw:end-glue-point="6" svg:d="M38500 10000v-1000" svg:viewBox="0 0 1 1001">
          <text:p/>
        </draw:connector>
        <draw:connector draw:style-name="gr4" draw:text-style-name="P3" draw:layer="layout" svg:x1="34.002cm" svg:y1="11.002cm" svg:x2="36cm" svg:y2="11cm" draw:start-shape="id5" draw:start-glue-point="7" draw:end-shape="id4" draw:end-glue-point="6" svg:d="M34002 11002h1000v-2h998" svg:viewBox="0 0 1999 3">
          <text:p/>
        </draw:connector>
        <draw:connector draw:style-name="gr4" draw:text-style-name="P3" draw:layer="layout" svg:x1="26.901cm" svg:y1="11.001cm" svg:x2="29.002cm" svg:y2="11.002cm" draw:start-shape="id6" draw:start-glue-point="10" draw:end-shape="id5" draw:end-glue-point="5" svg:d="M26901 11001h1051v1h1050" svg:viewBox="0 0 2102 2">
          <text:p/>
        </draw:connector>
        <draw:connector draw:style-name="gr4" draw:text-style-name="P3" draw:layer="layout" svg:x1="24.401cm" svg:y1="9.001cm" svg:x2="24.401cm" svg:y2="10.001cm" draw:start-shape="id7" draw:start-glue-point="6" draw:end-shape="id6" draw:end-glue-point="4" svg:d="M24401 9001v1000" svg:viewBox="0 0 1 1001">
          <text:p/>
        </draw:connector>
        <draw:connector draw:style-name="gr4" draw:text-style-name="P3" draw:layer="layout" svg:x1="24.4cm" svg:y1="6cm" svg:x2="24.401cm" svg:y2="7.001cm" draw:start-shape="id8" draw:start-glue-point="8" draw:end-shape="id7" draw:end-glue-point="4" svg:d="M24400 6000v501h1v500" svg:viewBox="0 0 2 1002">
          <text:p/>
        </draw:connector>
        <draw:connector draw:style-name="gr4" draw:text-style-name="P3" draw:layer="layout" svg:x1="24.4cm" svg:y1="3cm" svg:x2="24.4cm" svg:y2="4cm" draw:start-shape="id9" draw:start-glue-point="6" draw:end-shape="id8" draw:end-glue-point="4" svg:d="M24400 3000v1000" svg:viewBox="0 0 1 1001">
          <text:p/>
        </draw:connector>
        <draw:connector draw:style-name="gr4" draw:text-style-name="P3" draw:layer="layout" svg:x1="29cm" svg:y1="2cm" svg:x2="26.9cm" svg:y2="2cm" draw:start-shape="id10" draw:start-glue-point="6" draw:end-shape="id9" draw:end-glue-point="7" svg:d="M29000 2000h-2100" svg:viewBox="0 0 2101 1">
          <text:p/>
        </draw:connector>
        <draw:connector draw:style-name="gr4" draw:text-style-name="P3" draw:layer="layout" svg:x1="36cm" svg:y1="2cm" svg:x2="34cm" svg:y2="2cm" draw:start-shape="id2" draw:start-glue-point="5" draw:end-shape="id10" draw:end-glue-point="10" svg:d="M36000 2000h-2000" svg:viewBox="0 0 2001 1">
          <text:p/>
        </draw:connector>
        <draw:custom-shape draw:style-name="gr1" draw:text-style-name="P1" xml:id="id11" draw:id="id11" draw:layer="layout" svg:width="5cm" svg:height="2cm" svg:x="7.9cm" svg:y="1cm">
          <text:p text:style-name="P1">Read simula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2" draw:id="id12" draw:layer="layout" svg:width="5cm" svg:height="2cm" svg:x="14.902cm" svg:y="1.002cm">
          <text:p text:style-name="P1">FASTQ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5" draw:text-style-name="P3" draw:layer="layout" svg:x1="12.9cm" svg:y1="2cm" svg:x2="14.902cm" svg:y2="2.002cm" draw:start-shape="id11" draw:start-glue-point="7" draw:end-shape="id12" draw:end-glue-point="6" svg:d="M12900 2000h1002v2h1000" svg:viewBox="0 0 2003 3">
          <text:p/>
        </draw:connector>
        <draw:custom-shape draw:style-name="gr2" draw:text-style-name="P2" xml:id="id13" draw:id="id13" draw:layer="layout" svg:width="5cm" svg:height="2cm" svg:x="1cm" svg:y="1cm">
          <text:p text:style-name="P1">FASTA</text:p>
          <text:p text:style-name="P1"><text:span text:style-name="T1">Sequenced genom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3" draw:layer="layout" svg:x1="41cm" svg:y1="2cm" svg:x2="43.1cm" svg:y2="2cm" draw:start-shape="id2" draw:start-glue-point="7" svg:d="M41000 2000h2100" svg:viewBox="0 0 2101 1">
          <text:p/>
        </draw:connector>
        <draw:connector draw:style-name="gr4" draw:text-style-name="P3" draw:layer="layout" svg:x1="6cm" svg:y1="2cm" svg:x2="7.9cm" svg:y2="2cm" draw:start-shape="id13" draw:start-glue-point="10" draw:end-shape="id11" draw:end-glue-point="5" svg:d="M6000 2000h1900" svg:viewBox="0 0 1901 1">
          <text:p/>
        </draw:connector>
        <draw:connector draw:style-name="gr4" draw:text-style-name="P3" draw:layer="layout" svg:x1="19.902cm" svg:y1="2.002cm" svg:x2="21.9cm" svg:y2="2cm" draw:start-shape="id12" draw:start-glue-point="10" draw:end-shape="id9" draw:end-glue-point="5" svg:d="M19902 2002h1000v-2h998" svg:viewBox="0 0 1999 3">
          <text:p/>
        </draw:connector>
        <draw:custom-shape draw:style-name="gr6" draw:text-style-name="P2" xml:id="id14" draw:id="id14" draw:layer="layout" svg:width="5cm" svg:height="2cm" svg:x="7.901cm" svg:y="4.001cm">
          <text:p text:style-name="P1">FASTA</text:p>
          <text:p text:style-name="P1"><text:span text:style-name="T1">Contamination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3" draw:layer="layout" svg:x1="10.401cm" svg:y1="4.001cm" svg:x2="10.4cm" svg:y2="3cm" draw:start-shape="id14" draw:start-glue-point="4" draw:end-shape="id11" draw:end-glue-point="6" svg:d="M10401 4001v-500h-1v-501" svg:viewBox="0 0 2 10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9cm" fo:page-height="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5T21:34:52.007859000</meta:creation-date>
    <dc:date>2016-01-25T23:07:48.514654000</dc:date>
    <meta:editing-duration>PT55M24S</meta:editing-duration>
    <meta:editing-cycles>11</meta:editing-cycles>
    <meta:generator>LibreOffice/5.0.4.2$MacOSX_X86_64 LibreOffice_project/2b9802c1994aa0b7dc6079e128979269cf95bc78</meta:generator>
    <meta:document-statistic meta:object-count="30"/>
  </office:meta>
</office:document-meta>
</file>